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95000000609CC7B9D04CA015C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rsz_5f_oo" draw:fill-image-width="50%" draw:fill-image-height="50%" style:repeat="repeat" draw:fill-image-ref-point-x="20%" draw:fill-image-ref-point-y="45%" draw:fill-image-ref-point="top-left" draw:tile-repeat-offset="0% vertical" draw:textarea-horizontal-align="justify" draw:textarea-vertical-align="middle" draw:auto-grow-height="false" fo:min-height="3.75cm" fo:min-width="5cm"/>
    </style:style>
    <style:style style:name="gr2" style:family="graphic" style:parent-style-name="standard">
      <style:graphic-properties draw:fill="bitmap" draw:fill-image-name="rsz_5f_oo" draw:fill-image-width="80%" draw:fill-image-height="40%" style:repeat="repeat" draw:fill-image-ref-point-x="80%" draw:fill-image-ref-point-y="28%" draw:fill-image-ref-point="center" draw:tile-repeat-offset="0% vertical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bitmap" draw:fill-color="#ffffff" draw:fill-image-name="rsz_5f_oo" draw:fill-image-width="80%" draw:fill-image-height="60%" style:repeat="repeat" draw:fill-image-ref-point-x="23%" draw:fill-image-ref-point-y="64%" draw:fill-image-ref-point="top-left" draw:tile-repeat-offset="0% vertical" draw:auto-grow-height="true" draw:auto-grow-width="false" fo:max-height="0cm" fo:min-height="5.2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="bitmap" draw:fill-image-name="rsz_5f_oo" draw:fill-image-width="90%" draw:fill-image-height="60%" style:repeat="repeat" draw:fill-image-ref-point-x="50%" draw:fill-image-ref-point-y="10%" draw:fill-image-ref-point="center" draw:tile-repeat-offset="0% vertical" fo:min-height="3.8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rsz_5f_oo" draw:fill-image-width="90%" draw:fill-image-height="60%" style:repeat="repeat" draw:fill-image-ref-point-x="50%" draw:fill-image-ref-point-y="10%" draw:fill-image-ref-point="center" draw:tile-repeat-offset="0% vertical"/>
    </style:style>
    <style:style style:name="P2" style:family="paragraph">
      <loext:graphic-properties draw:fill="bitmap" draw:fill-image-name="rsz_5f_oo" draw:fill-image-width="50%" draw:fill-image-height="50%" style:repeat="repeat" draw:fill-image-ref-point-x="20%" draw:fill-image-ref-point-y="45%" draw:fill-image-ref-point="top-left" draw:tile-repeat-offset="0% vertical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bitmap" draw:fill-image-name="rsz_5f_oo" draw:fill-image-width="80%" draw:fill-image-height="40%" style:repeat="repeat" draw:fill-image-ref-point-x="80%" draw:fill-image-ref-point-y="28%" draw:fill-image-ref-point="center" draw:tile-repeat-offset="0% vertical"/>
      <style:paragraph-properties fo:text-align="center"/>
    </style:style>
    <style:style style:name="P5" style:family="paragraph">
      <loext:graphic-properties draw:fill="bitmap" draw:fill-color="#ffffff" draw:fill-image-name="rsz_5f_oo" draw:fill-image-width="80%" draw:fill-image-height="60%" style:repeat="repeat" draw:fill-image-ref-point-x="23%" draw:fill-image-ref-point-y="64%" draw:fill-image-ref-point="top-left" draw:tile-repeat-offset="0% vertical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6cm" svg:height="3.872cm" svg:x="1.4cm" svg:y="0.628cm" presentation:class="title" presentation:user-transformed="true">
          <draw:text-box>
            <text:p>placeholder</text:p>
          </draw:text-box>
        </draw:frame>
        <draw:custom-shape draw:style-name="gr1" draw:text-style-name="P2" draw:layer="layout" svg:width="5.5cm" svg:height="4cm" svg:x="18.5cm" svg:y="3.5cm">
          <text:p/>
          <draw:enhanced-geometry svg:viewBox="0 0 21600 21600" draw:type="rectangle" draw:enhanced-path="M 0 0 L 21600 0 21600 21600 0 21600 0 0 Z N"/>
        </draw:custom-shape>
        <draw:polygon draw:style-name="gr2" draw:text-style-name="P4" draw:layer="layout" svg:width="8.999cm" svg:height="5.499cm" svg:x="4.5cm" svg:y="7.5cm" svg:viewBox="0 0 9000 5500" draw:points="0,0 9000,0 9000,5500 0,5500">
          <text:p text:style-name="P3">polygon shape</text:p>
        </draw:polygon>
        <draw:frame draw:style-name="gr3" draw:text-style-name="P5" draw:layer="layout" svg:width="10cm" svg:height="5.5cm" svg:x="17cm" svg:y="9.5cm">
          <draw:text-box>
            <text:p>textbox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sz_5f_oo" draw:display-name="rsz_oo" xlink:href="Pictures/1000000000000095000000609CC7B9D04CA015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3:58:53.882000000</meta:creation-date>
    <dc:date>2023-01-20T20:21:28.614000000</dc:date>
    <meta:editing-duration>PT9M41S</meta:editing-duration>
    <meta:editing-cycles>3</meta:editing-cycles>
    <meta:generator>LibreOfficeDev/7.6.0.0.alpha0$Windows_X86_64 LibreOffice_project/305e5fe1ba3df1dbe1f961509fe2c691b5193a6f</meta:generator>
    <meta:document-statistic meta:object-count="27"/>
  </office:meta>
</office:document-meta>
</file>